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g 1:</text:p>
      <text:p text:style-name="P2">Konfigurieren:</text:p>
      <text:list xml:id="list7499126387400080011" text:style-name="L1">
        <text:list-item>
          <text:p text:style-name="P3">Boot-Button gedrückt halten und USB-Kabel einstecken</text:p>
        </text:list-item>
        <text:list-item>
          <text:p text:style-name="P3">Laufwerk wird aufgehen</text:p>
        </text:list-item>
        <text:list-item>
          <text:p text:style-name="P3">Unten klein geschrieben → Install or update Micropython → jetzt wird die Python-Version aufgespielt</text:p>
        </text:list-item>
        <text:list-item>
          <text:p text:style-name="P3">Geräte-Manager aufmachen und Pico finden</text:p>
        </text:list-item>
        <text:list-item>
          <text:p text:style-name="P3">Run → Configure interpreter → Micropython mit Pico einstellen</text:p>
        </text:list-item>
        <text:list-item>
          <text:p text:style-name="P3">Port or WebRepl → Com-Anschluss des Boards eintragen → wahrscheinlich Board CDC</text:p>
        </text:list-item>
        <text:list-item>
          <text:p text:style-name="P3">Erklären, wofür die Konsole gut ist und wie wir erkennen, dass wir ein Programm starten können</text:p>
        </text:list-item>
        <text:list-item>
          <text:p text:style-name="P3">Den Explorer von Pico erklären und wann ein Programm auf dem Pico läuft</text:p>
        </text:list-item>
        <text:list-item>
          <text:p text:style-name="P3">Programm auf Desktop speichern, in Ordner ablegen </text:p>
        </text:list-item>
        <text:list-item>
          <text:p text:style-name="P3">File auf dem Rechner und auf dem Pico speichern. Speichern auf dem Pico mit der Bezeichnung main.py</text:p>
        </text:list-item>
        <text:list-item>
          <text:p text:style-name="P3">Was macht man in der While-Schleife und wofür ist sie gut</text:p>
        </text:list-item>
        <text:list-item>
          <text:p text:style-name="P3">Zeiten verändern 01 und mal ein aufwendigeres Blinkmuster selbst erzeugen</text:p>
        </text:list-item>
        <text:list-item>
          <text:p text:style-name="P3">Zähler für Schleife einbau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4-17T17:27:48.52</meta:creation-date>
    <meta:generator>OpenOffice/4.1.15$Win32 OpenOffice.org_project/4115m2$Build-9813</meta:generator>
    <dc:date>2024-04-17T18:09:35.92</dc:date>
    <meta:editing-duration>PT41M49S</meta:editing-duration>
    <meta:editing-cycles>7</meta:editing-cycles>
    <meta:document-statistic meta:table-count="0" meta:image-count="0" meta:object-count="0" meta:page-count="1" meta:paragraph-count="15" meta:word-count="143" meta:character-count="874"/>
  </office:meta>
</office:document-meta>
</file>